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d30f" officeooo:paragraph-rsid="0016d3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4:35:16.038972520</meta:creation-date>
    <meta:generator>LibreOffice/6.0.7.3$Linux_X86_64 LibreOffice_project/00m0$Build-3</meta:generator>
    <dc:date>2020-07-01T14:44:47.084752192</dc:date>
    <meta:editing-duration>PT9M37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